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CF1A66F5DF17AD88DE.png" manifest:media-type="image/png"/>
  <manifest:file-entry manifest:full-path="Pictures/1000000000000500000002CFC70204E8C9ECB316.png" manifest:media-type="image/png"/>
  <manifest:file-entry manifest:full-path="Pictures/1000000000000500000002CF3F696BCE404C348D.png" manifest:media-type="image/png"/>
  <manifest:file-entry manifest:full-path="Pictures/10000000000001FF00000295E4542B527FD8098C.png" manifest:media-type="image/png"/>
  <manifest:file-entry manifest:full-path="Pictures/10000000000003C0000002DE35529A17D5F76A43.png" manifest:media-type="image/png"/>
  <manifest:file-entry manifest:full-path="Pictures/10000000000003DA0000034C092A0AE5A2C4B07A.png" manifest:media-type="image/png"/>
  <manifest:file-entry manifest:full-path="Pictures/10000000000003A5000003720F6E9AB630277088.png" manifest:media-type="image/png"/>
  <manifest:file-entry manifest:full-path="Pictures/100000000000031A000004627B2D1F5A89E25A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4.262cm" svg:height="18.449cm" svg:x="6.922cm" svg:y="1.284cm">
          <draw:image xlink:href="Pictures/10000000000001FF00000295E4542B527FD809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6.795cm" svg:height="20.486cm" svg:x="0.655cm" svg:y="0.266cm">
          <draw:image xlink:href="Pictures/10000000000003C0000002DE35529A17D5F76A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4.531cm" svg:height="20.999cm" svg:x="1.787cm" svg:y="0.009cm">
          <draw:image xlink:href="Pictures/10000000000003DA0000034C092A0AE5A2C4B0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4.86cm" svg:height="20.999cm" svg:x="6.623cm" svg:y="0.009cm">
          <draw:image xlink:href="Pictures/100000000000031A000004627B2D1F5A89E25A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22.213cm" svg:height="20.999cm" svg:x="2.946cm" svg:y="0.009cm">
          <draw:image xlink:href="Pictures/10000000000003A5000003720F6E9AB6302770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27.999cm" svg:height="15.727cm" svg:x="0.053cm" svg:y="2.645cm">
          <draw:image xlink:href="Pictures/1000000000000500000002CF3F696BCE404C3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27.999cm" svg:height="15.727cm" svg:x="0.053cm" svg:y="2.645cm">
          <draw:image xlink:href="Pictures/1000000000000500000002CFC70204E8C9ECB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27.999cm" svg:height="15.727cm" svg:x="0.053cm" svg:y="2.645cm">
          <draw:image xlink:href="Pictures/1000000000000500000002CF1A66F5DF17AD88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 Massei</meta:initial-creator>
    <meta:creation-date>2018-02-14T11:24:48.054423215</meta:creation-date>
    <dc:date>2018-02-14T11:30:51.570645260</dc:date>
    <dc:creator>Nico Massei</dc:creator>
    <meta:editing-duration>PT6M3S</meta:editing-duration>
    <meta:editing-cycles>3</meta:editing-cycles>
    <meta:generator>LibreOffice/5.1.6.2$Linux_X86_64 LibreOffice_project/10m0$Build-2</meta:generator>
    <meta:document-statistic meta:object-count="45"/>
  </office:meta>
</office:document-meta>
</file>